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54cm"/>
    </style:style>
    <style:style style:name="gr1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8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3.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5cm" svg:height="4.523cm" svg:x="3.5cm" svg:y="3.5cm">
          <draw:text-box>
            <text:p>顾客3个人一组分商品，每组分5个，还剩10个。如果4个人一组，每组分8个，还剩2个。问一共多少顾客，商品一共多少个？</text:p>
            <text:p/>
            <text:p>设一共x个顾客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1" draw:layer="layout" svg:x1="8cm" svg:y1="7cm" svg:x2="20.5cm" svg:y2="7cm">
          <text:p/>
        </draw:line>
        <draw:line draw:style-name="gr3" draw:text-style-name="P1" draw:layer="layout" svg:x1="8cm" svg:y1="12cm" svg:x2="21cm" svg:y2="10.5cm">
          <text:p/>
        </draw:line>
        <draw:line draw:style-name="gr3" draw:text-style-name="P1" draw:layer="layout" svg:x1="15cm" svg:y1="3.5cm" svg:x2="11cm" svg:y2="14.5cm">
          <text:p/>
        </draw:line>
        <draw:path draw:style-name="gr3" draw:text-style-name="P1" draw:layer="layout" svg:width="0.978cm" svg:height="0.795cm" svg:x="14.023cm" svg:y="6.136cm" svg:viewBox="0 0 979 796" svg:d="M0 135c282-72 576-191 873-106l106 265v291l-27 211">
          <text:p/>
        </draw:path>
        <draw:path draw:style-name="gr3" draw:text-style-name="P1" draw:layer="layout" svg:width="0.581cm" svg:height="0.915cm" svg:x="12.488cm" svg:y="10.514cm" svg:viewBox="0 0 582 916" svg:d="M0 17c363-110 506 332 582 582v291 26">
          <text:p/>
        </draw:path>
        <draw:frame draw:style-name="gr4" draw:layer="layout" svg:width="0.853cm" svg:height="0.963cm" svg:x="15cm" svg:y="5.5cm">
          <draw:text-box>
            <text:p>1</text:p>
          </draw:text-box>
        </draw:frame>
        <draw:frame draw:style-name="gr4" draw:layer="layout" svg:width="0.853cm" svg:height="0.963cm" svg:x="13.467cm" svg:y="10cm">
          <draw:text-box>
            <text:p>2</text:p>
          </draw:text-box>
        </draw:frame>
        <draw:path draw:style-name="gr3" draw:text-style-name="P1" draw:layer="layout" svg:width="0.554cm" svg:height="1.137cm" svg:x="12.647cm" svg:y="7.038cm" svg:viewBox="0 0 555 1138" svg:d="M0 0c47 280 17 564 26 847l265 238 264 53">
          <text:p/>
        </draw:path>
        <draw:frame draw:style-name="gr4" draw:layer="layout" svg:width="0.853cm" svg:height="0.963cm" svg:x="11.88cm" svg:y="7.912cm">
          <draw:text-box>
            <text:p>3</text:p>
          </draw:text-box>
        </draw:frame>
        <draw:path draw:style-name="gr3" draw:text-style-name="P1" draw:layer="layout" svg:width="1.031cm" svg:height="1.137cm" svg:x="13.546cm" svg:y="6.985cm" svg:viewBox="0 0 1032 1138" svg:d="M1032 0c-66 287-103 587-264 847-150 241-673 500-768 26">
          <text:p/>
        </draw:path>
        <draw:frame draw:style-name="gr4" draw:layer="layout" svg:width="0.853cm" svg:height="0.963cm" svg:x="14.5cm" svg:y="7.938cm">
          <draw:text-box>
            <text:p>4</text:p>
          </draw:text-box>
        </draw:frame>
        <draw:frame draw:style-name="gr5" draw:layer="layout" svg:width="8.02cm" svg:height="0.963cm" svg:x="6cm" svg:y="16cm">
          <draw:text-box>
            <text:p>同位角，内错角，同旁内角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3" draw:text-style-name="P1" draw:layer="layout" svg:x1="7.5cm" svg:y1="6cm" svg:x2="19.5cm" svg:y2="6cm">
          <text:p/>
        </draw:line>
        <draw:line draw:style-name="gr3" draw:text-style-name="P1" draw:layer="layout" svg:x1="7.5cm" svg:y1="10.5cm" svg:x2="19.5cm" svg:y2="10.5cm">
          <text:p/>
        </draw:line>
        <draw:line draw:style-name="gr3" draw:text-style-name="P1" draw:layer="layout" svg:x1="15.5cm" svg:y1="3.5cm" svg:x2="10cm" svg:y2="14cm">
          <text:p/>
        </draw:line>
        <draw:frame draw:style-name="gr6" draw:layer="layout" svg:width="0.925cm" svg:height="0.963cm" svg:x="7.408cm" svg:y="5cm">
          <draw:text-box>
            <text:p>A</text:p>
          </draw:text-box>
        </draw:frame>
        <draw:frame draw:style-name="gr6" draw:layer="layout" svg:width="0.925cm" svg:height="0.963cm" svg:x="19.5cm" svg:y="5cm">
          <draw:text-box>
            <text:p>B</text:p>
          </draw:text-box>
        </draw:frame>
        <draw:frame draw:style-name="gr7" draw:layer="layout" svg:width="0.959cm" svg:height="0.963cm" svg:x="7cm" svg:y="9.506cm">
          <draw:text-box>
            <text:p>C</text:p>
          </draw:text-box>
        </draw:frame>
        <draw:frame draw:style-name="gr7" draw:layer="layout" svg:width="0.959cm" svg:height="0.963cm" svg:x="19.5cm" svg:y="9.5cm">
          <draw:text-box>
            <text:p>D</text:p>
          </draw:text-box>
        </draw:frame>
        <draw:frame draw:style-name="gr6" draw:layer="layout" svg:width="0.925cm" svg:height="0.963cm" svg:x="15.5cm" svg:y="2.868cm">
          <draw:text-box>
            <text:p>E</text:p>
          </draw:text-box>
        </draw:frame>
        <draw:frame draw:style-name="gr8" draw:layer="layout" svg:width="0.925cm" svg:height="2.363cm" svg:x="9.351cm" svg:y="14cm">
          <draw:text-box>
            <text:p>F</text:p>
          </draw:text-box>
        </draw:frame>
        <draw:frame draw:style-name="gr9" draw:layer="layout" svg:width="0.997cm" svg:height="0.963cm" svg:x="14cm" svg:y="6.037cm">
          <draw:text-box>
            <text:p>G</text:p>
          </draw:text-box>
        </draw:frame>
        <draw:frame draw:style-name="gr7" draw:layer="layout" svg:width="0.959cm" svg:height="0.963cm" svg:x="11.541cm" svg:y="10.537cm">
          <draw:text-box>
            <text:p>H</text:p>
          </draw:text-box>
        </draw:frame>
        <draw:frame draw:style-name="gr10" draw:layer="layout" svg:width="12.5cm" svg:height="3.099cm" svg:x="6.5cm" svg:y="15.954cm">
          <draw:text-box>
            <text:p>AB // CD</text:p>
            <text:p>角EGB=角GHD (同位角相等)</text:p>
            <text:p>内错角相等</text:p>
            <text:p>同旁内角互补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" draw:text-style-name="P1" draw:layer="layout" svg:x1="7.5cm" svg:y1="6cm" svg:x2="19.5cm" svg:y2="6cm">
          <text:p/>
        </draw:line>
        <draw:line draw:style-name="gr3" draw:text-style-name="P1" draw:layer="layout" svg:x1="7.5cm" svg:y1="10.5cm" svg:x2="19.5cm" svg:y2="10.5cm">
          <text:p/>
        </draw:line>
        <draw:line draw:style-name="gr3" draw:text-style-name="P1" draw:layer="layout" svg:x1="15.5cm" svg:y1="3.5cm" svg:x2="10cm" svg:y2="14cm">
          <text:p/>
        </draw:line>
        <draw:frame draw:style-name="gr6" draw:layer="layout" svg:width="0.925cm" svg:height="0.963cm" svg:x="7.408cm" svg:y="5cm">
          <draw:text-box>
            <text:p>A</text:p>
          </draw:text-box>
        </draw:frame>
        <draw:frame draw:style-name="gr6" draw:layer="layout" svg:width="0.925cm" svg:height="0.963cm" svg:x="19.5cm" svg:y="5cm">
          <draw:text-box>
            <text:p>B</text:p>
          </draw:text-box>
        </draw:frame>
        <draw:frame draw:style-name="gr7" draw:layer="layout" svg:width="0.959cm" svg:height="0.963cm" svg:x="7cm" svg:y="9.506cm">
          <draw:text-box>
            <text:p>C</text:p>
          </draw:text-box>
        </draw:frame>
        <draw:frame draw:style-name="gr7" draw:layer="layout" svg:width="0.959cm" svg:height="0.963cm" svg:x="19.5cm" svg:y="9.5cm">
          <draw:text-box>
            <text:p>D</text:p>
          </draw:text-box>
        </draw:frame>
        <draw:frame draw:style-name="gr6" draw:layer="layout" svg:width="0.925cm" svg:height="0.963cm" svg:x="15.5cm" svg:y="2.868cm">
          <draw:text-box>
            <text:p>E</text:p>
          </draw:text-box>
        </draw:frame>
        <draw:frame draw:style-name="gr8" draw:layer="layout" svg:width="0.925cm" svg:height="2.363cm" svg:x="9.351cm" svg:y="14cm">
          <draw:text-box>
            <text:p>F</text:p>
          </draw:text-box>
        </draw:frame>
        <draw:frame draw:style-name="gr9" draw:layer="layout" svg:width="0.997cm" svg:height="0.963cm" svg:x="14cm" svg:y="6.037cm">
          <draw:text-box>
            <text:p>G</text:p>
          </draw:text-box>
        </draw:frame>
        <draw:frame draw:style-name="gr7" draw:layer="layout" svg:width="0.959cm" svg:height="0.963cm" svg:x="11.541cm" svg:y="10.537cm">
          <draw:text-box>
            <text:p>H</text:p>
          </draw:text-box>
        </draw:frame>
        <draw:frame draw:style-name="gr10" draw:layer="layout" svg:width="12.5cm" svg:height="3.099cm" svg:x="6.5cm" svg:y="15.954cm">
          <draw:text-box>
            <text:p>AB // CD</text:p>
            <text:p>角EGB=角GHD (同位角相等)</text:p>
            <text:p>内错角相等</text:p>
            <text:p>同旁内角互补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3" draw:text-style-name="P1" draw:layer="layout" svg:x1="12.501cm" svg:y1="4.401cm" svg:x2="7.001cm" svg:y2="12.401cm">
          <text:p/>
        </draw:line>
        <draw:line draw:style-name="gr3" draw:text-style-name="P1" draw:layer="layout" svg:x1="7.001cm" svg:y1="12.401cm" svg:x2="19.001cm" svg:y2="12.401cm">
          <text:p/>
        </draw:line>
        <draw:frame draw:style-name="gr6" draw:layer="layout" svg:width="0.925cm" svg:height="0.963cm" svg:x="12.365cm" svg:y="3.501cm">
          <draw:text-box>
            <text:p>A</text:p>
          </draw:text-box>
        </draw:frame>
        <draw:frame draw:style-name="gr6" draw:layer="layout" svg:width="0.925cm" svg:height="0.963cm" svg:x="6.001cm" svg:y="12.401cm">
          <draw:text-box>
            <text:p>B</text:p>
          </draw:text-box>
        </draw:frame>
        <draw:frame draw:style-name="gr7" draw:layer="layout" svg:width="0.959cm" svg:height="0.963cm" svg:x="19.001cm" svg:y="12.401cm">
          <draw:text-box>
            <text:p>C</text:p>
          </draw:text-box>
        </draw:frame>
        <draw:frame draw:style-name="gr11" draw:layer="layout" svg:width="5.663cm" svg:height="0.963cm" svg:x="5.5cm" svg:y="2cm">
          <draw:text-box>
            <text:p>做∠ABC的平分线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3" draw:text-style-name="P1" draw:layer="layout" svg:x1="12.5cm" svg:y1="3.5cm" svg:x2="7cm" svg:y2="11.5cm">
          <text:p/>
        </draw:line>
        <draw:line draw:style-name="gr3" draw:text-style-name="P1" draw:layer="layout" svg:x1="7cm" svg:y1="11.5cm" svg:x2="19cm" svg:y2="11.5cm">
          <text:p/>
        </draw:line>
        <draw:frame draw:style-name="gr6" draw:layer="layout" svg:width="0.925cm" svg:height="0.963cm" svg:x="12.364cm" svg:y="2.6cm">
          <draw:text-box>
            <text:p>A</text:p>
          </draw:text-box>
        </draw:frame>
        <draw:frame draw:style-name="gr6" draw:layer="layout" svg:width="0.925cm" svg:height="0.963cm" svg:x="6cm" svg:y="11.5cm">
          <draw:text-box>
            <text:p>B</text:p>
          </draw:text-box>
        </draw:frame>
        <draw:frame draw:style-name="gr7" draw:layer="layout" svg:width="0.959cm" svg:height="0.963cm" svg:x="18.5cm" svg:y="12cm">
          <draw:text-box>
            <text:p>C</text:p>
          </draw:text-box>
        </draw:frame>
        <draw:path draw:style-name="gr3" draw:text-style-name="P1" draw:layer="layout" svg:width="0.499cm" svg:height="0.499cm" svg:x="9.5cm" svg:y="7.5cm" svg:viewBox="0 0 500 500" svg:d="M0 0c500 500 500 500 500 500">
          <text:p/>
        </draw:path>
        <draw:line draw:style-name="gr3" draw:text-style-name="P1" draw:layer="layout" svg:x1="11.5cm" svg:y1="11cm" svg:x2="11.5cm" svg:y2="12cm">
          <text:p/>
        </draw:line>
        <draw:frame draw:style-name="gr7" draw:layer="layout" svg:width="0.959cm" svg:height="0.963cm" svg:x="8.993cm" svg:y="6.7cm">
          <draw:text-box>
            <text:p>D</text:p>
          </draw:text-box>
        </draw:frame>
        <draw:frame draw:style-name="gr6" draw:layer="layout" svg:width="0.925cm" svg:height="0.963cm" svg:x="11.5cm" svg:y="11.5cm">
          <draw:text-box>
            <text:p>E</text:p>
          </draw:text-box>
        </draw:frame>
        <draw:line draw:style-name="gr3" draw:text-style-name="P1" draw:layer="layout" svg:x1="14.5cm" svg:y1="7.5cm" svg:x2="14.5cm" svg:y2="8.5cm">
          <text:p/>
        </draw:line>
        <draw:line draw:style-name="gr3" draw:text-style-name="P1" draw:layer="layout" svg:x1="14cm" svg:y1="7.5cm" svg:x2="15cm" svg:y2="8.5cm">
          <text:p/>
        </draw:line>
        <draw:frame draw:style-name="gr12" draw:layer="layout" svg:width="0.891cm" svg:height="0.963cm" svg:x="15cm" svg:y="8cm">
          <draw:text-box>
            <text:p>F</text:p>
          </draw:text-box>
        </draw:frame>
        <draw:line draw:style-name="gr3" draw:text-style-name="P1" draw:layer="layout" svg:x1="7cm" svg:y1="11.5cm" svg:x2="15.5cm" svg:y2="7.5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layer="layout" svg:width="1.247cm" svg:height="0.963cm" svg:x="12.501cm" svg:y="5.001cm">
          <draw:text-box>
            <text:p>A .</text:p>
          </draw:text-box>
        </draw:frame>
        <draw:line draw:style-name="gr3" draw:text-style-name="P1" draw:layer="layout" svg:x1="5.001cm" svg:y1="12.001cm" svg:x2="23.001cm" svg:y2="12.001cm">
          <text:p/>
        </draw:line>
        <draw:frame draw:style-name="gr6" draw:layer="layout" svg:width="0.925cm" svg:height="0.963cm" svg:x="4.501cm" svg:y="12.501cm">
          <draw:text-box>
            <text:p>B</text:p>
          </draw:text-box>
        </draw:frame>
        <draw:frame draw:style-name="gr7" draw:layer="layout" svg:width="0.959cm" svg:height="0.963cm" svg:x="22.865cm" svg:y="12.5cm">
          <draw:text-box>
            <text:p>C</text:p>
          </draw:text-box>
        </draw:frame>
        <draw:frame draw:style-name="gr13" draw:layer="layout" svg:width="12.69cm" svg:height="0.963cm" svg:x="6.93cm" svg:y="2.5cm">
          <draw:text-box>
            <text:p>A为线段BC外一点，通过A点做BC的垂线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6" draw:layer="layout" svg:width="0.925cm" svg:height="0.963cm" svg:x="12.5cm" svg:y="5cm">
          <draw:text-box>
            <text:p>A</text:p>
          </draw:text-box>
        </draw:frame>
        <draw:line draw:style-name="gr3" draw:text-style-name="P1" draw:layer="layout" svg:x1="5cm" svg:y1="12cm" svg:x2="23cm" svg:y2="12cm">
          <text:p/>
        </draw:line>
        <draw:frame draw:style-name="gr6" draw:layer="layout" svg:width="0.925cm" svg:height="0.963cm" svg:x="4.5cm" svg:y="12.5cm">
          <draw:text-box>
            <text:p>B</text:p>
          </draw:text-box>
        </draw:frame>
        <draw:frame draw:style-name="gr7" draw:layer="layout" svg:width="0.959cm" svg:height="0.963cm" svg:x="22.8cm" svg:y="12.513cm">
          <draw:text-box>
            <text:p>C</text:p>
          </draw:text-box>
        </draw:frame>
        <draw:line draw:style-name="gr3" draw:text-style-name="P1" draw:layer="layout" svg:x1="7.5cm" svg:y1="11.5cm" svg:x2="8.5cm" svg:y2="12.5cm">
          <text:p/>
        </draw:line>
        <draw:line draw:style-name="gr3" draw:text-style-name="P1" draw:layer="layout" svg:x1="17.8cm" svg:y1="11.5cm" svg:x2="17.3cm" svg:y2="12.5cm">
          <text:p/>
        </draw:line>
        <draw:frame draw:style-name="gr7" draw:layer="layout" svg:width="0.959cm" svg:height="0.963cm" svg:x="7.5cm" svg:y="12.5cm">
          <draw:text-box>
            <text:p>D</text:p>
          </draw:text-box>
        </draw:frame>
        <draw:frame draw:style-name="gr6" draw:layer="layout" svg:width="0.925cm" svg:height="0.963cm" svg:x="17.5cm" svg:y="12.389cm">
          <draw:text-box>
            <text:p>E</text:p>
          </draw:text-box>
        </draw:frame>
        <draw:line draw:style-name="gr3" draw:text-style-name="P1" draw:layer="layout" svg:x1="13.5cm" svg:y1="15.5cm" svg:x2="12cm" svg:y2="16.5cm">
          <text:p/>
        </draw:line>
        <draw:line draw:style-name="gr3" draw:text-style-name="P1" draw:layer="layout" svg:x1="12cm" svg:y1="15cm" svg:x2="13.5cm" svg:y2="16.5cm">
          <text:p/>
        </draw:line>
        <draw:frame draw:style-name="gr12" draw:layer="layout" svg:width="0.891cm" svg:height="0.963cm" svg:x="11.5cm" svg:y="15.5cm">
          <draw:text-box>
            <text:p>F</text:p>
          </draw:text-box>
        </draw:frame>
        <draw:line draw:style-name="gr3" draw:text-style-name="P1" draw:layer="layout" svg:x1="13cm" svg:y1="6cm" svg:x2="12.9cm" svg:y2="16cm">
          <text:p/>
        </draw:line>
        <draw:frame draw:style-name="gr9" draw:layer="layout" svg:width="0.997cm" svg:height="0.963cm" svg:x="13cm" svg:y="11cm">
          <draw:text-box>
            <text:p>O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3" draw:text-style-name="P1" draw:layer="layout" svg:x1="4.201cm" svg:y1="15.001cm" svg:x2="17.701cm" svg:y2="15.001cm">
          <text:p/>
        </draw:line>
        <draw:line draw:style-name="gr3" draw:text-style-name="P1" draw:layer="layout" svg:x1="4.201cm" svg:y1="15.001cm" svg:x2="12.701cm" svg:y2="8.501cm">
          <text:p/>
        </draw:line>
        <draw:line draw:style-name="gr3" draw:text-style-name="P1" draw:layer="layout" svg:x1="12.701cm" svg:y1="8.501cm" svg:x2="17.701cm" svg:y2="15.001cm">
          <text:p/>
        </draw:line>
        <draw:frame draw:style-name="gr6" draw:layer="layout" svg:width="0.925cm" svg:height="0.963cm" svg:x="12.594cm" svg:y="7.501cm">
          <draw:text-box>
            <text:p>A</text:p>
          </draw:text-box>
        </draw:frame>
        <draw:frame draw:style-name="gr6" draw:layer="layout" svg:width="0.925cm" svg:height="0.963cm" svg:x="3.701cm" svg:y="15.501cm">
          <draw:text-box>
            <text:p>B</text:p>
          </draw:text-box>
        </draw:frame>
        <draw:frame draw:style-name="gr7" draw:layer="layout" svg:width="0.959cm" svg:height="0.963cm" svg:x="17.643cm" svg:y="15.501cm">
          <draw:text-box>
            <text:p>C</text:p>
          </draw:text-box>
        </draw:frame>
        <draw:frame draw:style-name="gr14" draw:layer="layout" svg:width="7.554cm" svg:height="0.963cm" svg:x="4.435cm" svg:y="5.382cm">
          <draw:text-box>
            <text:p>证明▲ABC内角和是180°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3" draw:text-style-name="P1" draw:layer="layout" svg:x1="4.2cm" svg:y1="15cm" svg:x2="17.7cm" svg:y2="15cm">
          <text:p/>
        </draw:line>
        <draw:line draw:style-name="gr3" draw:text-style-name="P1" draw:layer="layout" svg:x1="4.2cm" svg:y1="15cm" svg:x2="12.7cm" svg:y2="8.5cm">
          <text:p/>
        </draw:line>
        <draw:line draw:style-name="gr3" draw:text-style-name="P1" draw:layer="layout" svg:x1="12.7cm" svg:y1="8.5cm" svg:x2="17.7cm" svg:y2="15cm">
          <text:p/>
        </draw:line>
        <draw:frame draw:style-name="gr6" draw:layer="layout" svg:width="0.925cm" svg:height="0.963cm" svg:x="12.593cm" svg:y="7.5cm">
          <draw:text-box>
            <text:p>A</text:p>
          </draw:text-box>
        </draw:frame>
        <draw:frame draw:style-name="gr6" draw:layer="layout" svg:width="0.925cm" svg:height="0.963cm" svg:x="3.7cm" svg:y="15.5cm">
          <draw:text-box>
            <text:p>B</text:p>
          </draw:text-box>
        </draw:frame>
        <draw:frame draw:style-name="gr7" draw:layer="layout" svg:width="0.959cm" svg:height="0.963cm" svg:x="17.642cm" svg:y="15.5cm">
          <draw:text-box>
            <text:p>C</text:p>
          </draw:text-box>
        </draw:frame>
        <draw:line draw:style-name="gr15" draw:text-style-name="P1" draw:layer="layout" svg:x1="17.7cm" svg:y1="15cm" svg:x2="23.2cm" svg:y2="15cm">
          <text:p/>
        </draw:line>
        <draw:frame draw:style-name="gr7" draw:layer="layout" svg:width="0.959cm" svg:height="0.963cm" svg:x="23.151cm" svg:y="15.2cm">
          <draw:text-box>
            <text:p>D</text:p>
          </draw:text-box>
        </draw:frame>
        <draw:line draw:style-name="gr15" draw:text-style-name="P1" draw:layer="layout" svg:x1="17.7cm" svg:y1="15cm" svg:x2="23.2cm" svg:y2="11cm">
          <text:p/>
        </draw:line>
        <draw:frame draw:style-name="gr6" draw:layer="layout" svg:width="0.925cm" svg:height="0.963cm" svg:x="23.3cm" svg:y="10cm">
          <draw:text-box>
            <text:p>E</text:p>
          </draw:text-box>
        </draw:frame>
        <draw:frame draw:style-name="gr16" draw:layer="layout" svg:width="8.106cm" svg:height="0.963cm" svg:x="4.488cm" svg:y="3.5cm">
          <draw:text-box>
            <text:p>证明三角形内角和是180度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3" draw:text-style-name="P1" draw:layer="layout" svg:x1="4.201cm" svg:y1="17.637cm" svg:x2="17.701cm" svg:y2="17.637cm">
          <text:p/>
        </draw:line>
        <draw:line draw:style-name="gr3" draw:text-style-name="P1" draw:layer="layout" svg:x1="4.201cm" svg:y1="17.637cm" svg:x2="12.701cm" svg:y2="11.137cm">
          <text:p/>
        </draw:line>
        <draw:line draw:style-name="gr3" draw:text-style-name="P1" draw:layer="layout" svg:x1="12.701cm" svg:y1="11.137cm" svg:x2="17.701cm" svg:y2="17.637cm">
          <text:p/>
        </draw:line>
        <draw:frame draw:style-name="gr6" draw:layer="layout" svg:width="0.925cm" svg:height="0.963cm" svg:x="12.594cm" svg:y="10.137cm">
          <draw:text-box>
            <text:p>A</text:p>
          </draw:text-box>
        </draw:frame>
        <draw:frame draw:style-name="gr7" draw:layer="layout" svg:width="0.959cm" svg:height="0.963cm" svg:x="3.541cm" svg:y="10.537cm">
          <draw:text-box>
            <text:p>D</text:p>
          </draw:text-box>
        </draw:frame>
        <draw:frame draw:style-name="gr17" draw:layer="layout" svg:width="0.925cm" svg:height="1cm" svg:x="20.5cm" svg:y="10.5cm">
          <draw:text-box>
            <text:p>E</text:p>
          </draw:text-box>
        </draw:frame>
        <draw:frame draw:style-name="gr6" draw:layer="layout" svg:width="0.925cm" svg:height="0.963cm" svg:x="4cm" svg:y="18cm">
          <draw:text-box>
            <text:p>B</text:p>
          </draw:text-box>
        </draw:frame>
        <draw:frame draw:style-name="gr7" draw:layer="layout" svg:width="0.959cm" svg:height="0.963cm" svg:x="17.5cm" svg:y="18cm">
          <draw:text-box>
            <text:p>C</text:p>
          </draw:text-box>
        </draw:frame>
        <draw:line draw:style-name="gr15" draw:text-style-name="P1" draw:layer="layout" svg:x1="4.5cm" svg:y1="11.1cm" svg:x2="20cm" svg:y2="11.1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3" draw:text-style-name="P1" draw:layer="layout" svg:x1="5cm" svg:y1="13.701cm" svg:x2="22cm" svg:y2="13.701cm">
          <text:p/>
        </draw:line>
        <draw:frame draw:style-name="gr6" draw:layer="layout" svg:width="0.925cm" svg:height="0.963cm" svg:x="4.5cm" svg:y="13.601cm">
          <draw:text-box>
            <text:p>B</text:p>
          </draw:text-box>
        </draw:frame>
        <draw:frame draw:style-name="gr7" draw:layer="layout" svg:width="0.959cm" svg:height="0.963cm" svg:x="21.757cm" svg:y="13.601cm">
          <draw:text-box>
            <text:p>C</text:p>
          </draw:text-box>
        </draw:frame>
        <draw:frame draw:style-name="gr6" draw:layer="layout" svg:width="0.925cm" svg:height="0.963cm" svg:x="11.399cm" svg:y="7.701cm">
          <draw:text-box>
            <text:p>A</text:p>
          </draw:text-box>
        </draw:frame>
        <draw:frame draw:style-name="gr18" draw:layer="layout" svg:width="13.316cm" svg:height="0.963cm" svg:x="5.5cm" svg:y="5cm">
          <draw:text-box>
            <text:p>A为线段BC外一点，通过A点做BC的平行线</text:p>
          </draw:text-box>
        </draw:frame>
        <draw:frame draw:style-name="gr19" draw:layer="layout" svg:width="0.68cm" svg:height="0.963cm" svg:x="11.5cm" svg:y="8cm">
          <draw:text-box>
            <text:p>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3" draw:text-style-name="P1" draw:layer="layout" svg:x1="5cm" svg:y1="16cm" svg:x2="22cm" svg:y2="16cm">
          <text:p/>
        </draw:line>
        <draw:frame draw:style-name="gr6" draw:layer="layout" svg:width="0.925cm" svg:height="0.963cm" svg:x="4.5cm" svg:y="15.9cm">
          <draw:text-box>
            <text:p>B</text:p>
          </draw:text-box>
        </draw:frame>
        <draw:frame draw:style-name="gr7" draw:layer="layout" svg:width="0.959cm" svg:height="0.963cm" svg:x="21.757cm" svg:y="15.9cm">
          <draw:text-box>
            <text:p>C</text:p>
          </draw:text-box>
        </draw:frame>
        <draw:frame draw:style-name="gr6" draw:layer="layout" svg:width="0.925cm" svg:height="0.963cm" svg:x="11.399cm" svg:y="9.5cm">
          <draw:text-box>
            <text:p>A</text:p>
          </draw:text-box>
        </draw:frame>
        <draw:circle draw:style-name="gr20" draw:text-style-name="P1" draw:layer="layout" svg:width="0.5cm" svg:height="0.5cm" svg:x="11.9cm" svg:y="10.5cm">
          <text:p/>
        </draw:circle>
        <draw:line draw:style-name="gr3" draw:text-style-name="P1" draw:layer="layout" svg:x1="7cm" svg:y1="16.5cm" svg:x2="15.5cm" svg:y2="7cm">
          <text:p/>
        </draw:line>
        <draw:frame draw:style-name="gr7" draw:layer="layout" svg:width="0.959cm" svg:height="0.963cm" svg:x="7.2cm" svg:y="15.949cm">
          <draw:text-box>
            <text:p>D</text:p>
          </draw:text-box>
        </draw:frame>
        <draw:frame draw:style-name="gr6" draw:layer="layout" svg:width="0.925cm" svg:height="0.963cm" svg:x="15.5cm" svg:y="6.5cm">
          <draw:text-box>
            <text:p>E</text:p>
          </draw:text-box>
        </draw:frame>
        <draw:line draw:style-name="gr3" draw:text-style-name="P1" draw:layer="layout" svg:x1="9.5cm" svg:y1="13.2cm" svg:x2="10cm" svg:y2="13.7cm">
          <text:p/>
        </draw:line>
        <draw:frame draw:style-name="gr12" draw:layer="layout" svg:width="0.891cm" svg:height="0.963cm" svg:x="10.379cm" svg:y="13cm">
          <draw:text-box>
            <text:p>F</text:p>
          </draw:text-box>
        </draw:frame>
        <draw:line draw:style-name="gr3" draw:text-style-name="P1" draw:layer="layout" svg:x1="11cm" svg:y1="15.5cm" svg:x2="11cm" svg:y2="16.5cm">
          <text:p/>
        </draw:line>
        <draw:frame draw:style-name="gr7" draw:layer="layout" svg:width="0.959cm" svg:height="0.963cm" svg:x="11cm" svg:y="16cm">
          <draw:text-box>
            <text:p>H</text:p>
          </draw:text-box>
        </draw:frame>
        <draw:line draw:style-name="gr3" draw:text-style-name="P1" draw:layer="layout" svg:x1="14cm" svg:y1="8.3cm" svg:x2="14.5cm" svg:y2="8.8cm">
          <text:p/>
        </draw:line>
        <draw:frame draw:style-name="gr9" draw:layer="layout" svg:width="0.997cm" svg:height="0.963cm" svg:x="14.193cm" svg:y="7.99cm">
          <draw:text-box>
            <text:p>G</text:p>
          </draw:text-box>
        </draw:frame>
        <draw:line draw:style-name="gr3" draw:text-style-name="P1" draw:layer="layout" svg:x1="15.4cm" svg:y1="10.3cm" svg:x2="15.4cm" svg:y2="11.3cm">
          <text:p/>
        </draw:line>
        <draw:line draw:style-name="gr3" draw:text-style-name="P1" draw:layer="layout" svg:x1="15.6cm" svg:y1="10.5cm" svg:x2="15.1cm" svg:y2="11cm">
          <text:p/>
        </draw:line>
        <draw:frame draw:style-name="gr6" draw:layer="layout" svg:width="0.925cm" svg:height="0.963cm" svg:x="15.862cm" svg:y="10cm">
          <draw:text-box>
            <text:p>K</text:p>
          </draw:text-box>
        </draw:frame>
        <draw:line draw:style-name="gr3" draw:text-style-name="P1" draw:layer="layout" svg:x1="12cm" svg:y1="10.7cm" svg:x2="15.5cm" svg:y2="10.7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line draw:style-name="gr3" draw:text-style-name="P1" draw:layer="layout" svg:x1="5.5cm" svg:y1="7.5cm" svg:x2="10.5cm" svg:y2="4.5cm">
          <text:p/>
        </draw:line>
        <draw:line draw:style-name="gr3" draw:text-style-name="P1" draw:layer="layout" svg:x1="5.5cm" svg:y1="7.5cm" svg:x2="6cm" svg:y2="11.5cm">
          <text:p/>
        </draw:line>
        <draw:line draw:style-name="gr3" draw:text-style-name="P1" draw:layer="layout" svg:x1="6cm" svg:y1="11.5cm" svg:x2="13.5cm" svg:y2="13.5cm">
          <text:p/>
        </draw:line>
        <draw:line draw:style-name="gr3" draw:text-style-name="P1" draw:layer="layout" svg:x1="13.5cm" svg:y1="13.5cm" svg:x2="16.5cm" svg:y2="9cm">
          <text:p/>
        </draw:line>
        <draw:line draw:style-name="gr3" draw:text-style-name="P1" draw:layer="layout" svg:x1="10.5cm" svg:y1="4.5cm" svg:x2="16.5cm" svg:y2="9cm">
          <text:p/>
        </draw:line>
        <draw:line draw:style-name="gr15" draw:text-style-name="P1" draw:layer="layout" svg:x1="5.5cm" svg:y1="7.5cm" svg:x2="16.5cm" svg:y2="9cm">
          <text:p/>
        </draw:line>
        <draw:line draw:style-name="gr15" draw:text-style-name="P1" draw:layer="layout" svg:x1="6cm" svg:y1="11.5cm" svg:x2="16.5cm" svg:y2="9cm">
          <text:p/>
        </draw:line>
        <draw:frame draw:style-name="gr21" draw:layer="layout" svg:width="3.99cm" svg:height="4.523cm" svg:x="3.5cm" svg:y="14.837cm">
          <draw:text-box>
            <text:p/>
            <text:p/>
            <text:p/>
            <text:p/>
            <text:p/>
            <text:p>(n – 2) * 180</text:p>
          </draw:text-box>
        </draw:frame>
        <draw:frame draw:style-name="gr22" draw:layer="layout" svg:width="4.86cm" svg:height="0.963cm" svg:x="5.442cm" svg:y="2.5cm">
          <draw:text-box>
            <text:p>N边形的内角和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56M41S</meta:editing-duration>
    <meta:editing-cycles>26</meta:editing-cycles>
    <meta:generator>OpenOffice/4.1.11$Win32 OpenOffice.org_project/4111m1$Build-9808</meta:generator>
    <dc:date>2025-07-30T23:00:00.36</dc:date>
    <meta:document-statistic meta:object-count="183"/>
  </office:meta>
</office:document-meta>
</file>